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Times new Roman" svg:font-family="'Times new Roman'"/>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bold" officeooo:paragraph-rsid="0010b4f7" style:font-weight-asian="bold" style:font-weight-complex="bold"/>
    </style:style>
    <style:style style:name="P2"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bold" officeooo:paragraph-rsid="00119854" style:font-weight-asian="bold" style:font-weight-complex="bold"/>
    </style:style>
    <style:style style:name="P3"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normal" officeooo:paragraph-rsid="00119854" style:font-weight-asian="normal" style:font-weight-complex="normal"/>
    </style:style>
    <style:style style:name="P4"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normal" officeooo:paragraph-rsid="00129be1" style:font-weight-asian="normal" style:font-weight-complex="normal"/>
    </style:style>
    <style:style style:name="P5"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0b4f7" style:font-weight-asian="bold" style:font-weight-complex="bold"/>
    </style:style>
    <style:style style:name="P6"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19854" style:font-weight-asian="bold" style:font-weight-complex="bold"/>
    </style:style>
    <style:style style:name="P7"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29be1" style:font-weight-asian="normal" style:font-weight-complex="normal"/>
    </style:style>
    <style:style style:name="P8"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Times New Roman" fo:font-size="12.75pt" fo:letter-spacing="normal" fo:font-style="normal" fo:font-weight="normal" officeooo:paragraph-rsid="0013eb8e" style:font-weight-asian="normal" style:font-weight-complex="normal"/>
    </style:style>
    <style:style style:name="P9"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3eb8e"/>
    </style:style>
    <style:style style:name="P10"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66c0b"/>
    </style:style>
    <style:style style:name="P11"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bold" officeooo:paragraph-rsid="0010b4f7" style:font-weight-asian="bold" style:font-weight-complex="bold"/>
    </style:style>
    <style:style style:name="P12"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3eb8e"/>
    </style:style>
    <style:style style:name="P13"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normal" officeooo:paragraph-rsid="0013eb8e" style:font-weight-asian="normal" style:font-weight-complex="normal"/>
    </style:style>
    <style:style style:name="P14"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0b4f7" style:font-weight-asian="bold" style:font-weight-complex="bold"/>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16" style:family="paragraph" style:parent-style-name="Text_20_body">
      <style:paragraph-properties fo:margin-left="0cm" fo:margin-right="0cm" fo:margin-top="0.265cm" fo:margin-bottom="0cm" loext:contextual-spacing="false" fo:text-align="start" style:justify-single-word="false" fo:orphans="2" fo:widows="2" fo:text-indent="0cm" style:auto-text-indent="false" fo:padding="0cm" fo:border="none"/>
      <style:text-properties fo:font-variant="normal" fo:text-transform="none" fo:color="#000000" style:font-name="Times new Roman" fo:letter-spacing="normal" fo:font-style="normal" fo:font-weight="normal"/>
    </style:style>
    <style:style style:name="P17" style:family="paragraph" style:parent-style-name="Text_20_body">
      <style:text-properties officeooo:paragraph-rsid="0013eb8e"/>
    </style:style>
    <style:style style:name="P18"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3eb8e" style:font-weight-asian="bold" style:font-weight-complex="bold"/>
    </style:style>
    <style:style style:name="P19"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normal" officeooo:paragraph-rsid="0013eb8e" style:font-weight-asian="normal" style:font-weight-complex="normal"/>
    </style:style>
    <style:style style:name="P20"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fo:font-size="12.75pt" fo:letter-spacing="normal" fo:font-style="normal" fo:font-weight="normal"/>
    </style:style>
    <style:style style:name="P2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22"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fo:letter-spacing="normal"/>
    </style:style>
    <style:style style:name="P2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fo:font-size="12.75pt" fo:letter-spacing="normal" fo:font-style="normal" fo:font-weight="normal"/>
    </style:style>
    <style:style style:name="P24" style:family="paragraph" style:parent-style-name="Preformatted_20_Text">
      <style:text-properties officeooo:paragraph-rsid="0013eb8e"/>
    </style:style>
    <style:style style:name="P25" style:family="paragraph" style:parent-style-name="Preformatted_20_Text">
      <style:paragraph-properties fo:text-align="start" style:justify-single-word="false" fo:orphans="2" fo:widows="2"/>
      <style:text-properties fo:font-variant="normal" fo:text-transform="none" fo:color="#000000" fo:letter-spacing="normal"/>
    </style:style>
    <style:style style:name="P26" style:family="paragraph" style:parent-style-name="Preformatted_20_Text">
      <style:paragraph-properties fo:text-align="start" style:justify-single-word="false" fo:orphans="2" fo:widows="2"/>
      <style:text-properties fo:font-variant="normal" fo:text-transform="none" fo:color="#000000" fo:font-size="12.75pt" fo:letter-spacing="normal" fo:font-style="normal" fo:font-weight="normal"/>
    </style:style>
    <style:style style:name="P27" style:family="paragraph" style:parent-style-name="Preformatted_20_Text">
      <style:paragraph-properties fo:text-align="start" style:justify-single-word="false" fo:orphans="2" fo:widows="2"/>
    </style:style>
    <style:style style:name="P28"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font-size="12.75pt" fo:letter-spacing="normal" fo:font-style="normal" fo:font-weight="normal"/>
    </style:style>
    <style:style style:name="P29"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fo:letter-spacing="normal"/>
    </style:style>
    <style:style style:name="P30"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31"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32"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33"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style>
    <style:style style:name="P34"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style:font-name="arial" fo:letter-spacing="normal" fo:font-style="normal"/>
    </style:style>
    <style:style style:name="P35" style:family="paragraph" style:parent-style-name="Heading_20_3">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29be1" style:font-weight-asian="normal" style:font-weight-complex="normal"/>
    </style:style>
    <style:style style:name="T1" style:family="text">
      <style:text-properties officeooo:rsid="002cdf8b"/>
    </style:style>
    <style:style style:name="T2" style:family="text">
      <style:text-properties officeooo:rsid="001aa11e"/>
    </style:style>
    <style:style style:name="T3" style:family="text">
      <style:text-properties officeooo:rsid="001d6a8e"/>
    </style:style>
    <style:style style:name="T4" style:family="text">
      <style:text-properties officeooo:rsid="001ff86a"/>
    </style:style>
    <style:style style:name="T5" style:family="text">
      <style:text-properties officeooo:rsid="0010b4f7"/>
    </style:style>
    <style:style style:name="T6" style:family="text">
      <style:text-properties officeooo:rsid="001ec31a"/>
    </style:style>
    <style:style style:name="T7" style:family="text">
      <style:text-properties officeooo:rsid="00166c0b"/>
    </style:style>
    <style:style style:name="T8" style:family="text">
      <style:text-properties fo:font-size="12.75pt" fo:font-style="normal" fo:font-weight="normal"/>
    </style:style>
    <style:style style:name="T9" style:family="text">
      <style:text-properties style:font-name="courier"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ext:span>seccion <text:span text:style-name="T1">10</text:span> linea <text:span text:style-name="T2">91</text:span>) ES6 - Funciones con parámetros por defecto</text:p>
      <text:p text:style-name="P3"><text:s/>Confeccionar una función que reciba un vector y el tipo de lista HTML que se debe generar. Por defecto generar una lista no ordenada. Retornar una cadena con la lista HTML generada.</text:p>
      <text:p text:style-name="P3">Confeccionar una función que muestre la tabla de multiplicar. Si no llegan datos muestra por defecto la tabla del 2. Por defecto se muestran 10 términos de la tabla salvo que se indique un valor en contrario<text:line-break/>La función debe tener 2 parámetros y ambos deben tener un valor por defecto.</text:p>
      <text:p text:style-name="P2">(seccion <text:span text:style-name="T1">10</text:span> linea <text:span text:style-name="T2">92</text:span>)- <text:bookmark text:name="datos"/>ES6 - Funciones con parámetros Res<text:span text:style-name="T3">t</text:span></text:p>
      <text:p text:style-name="P3">Implementar una función que mediante un parámetro Rest reciba una lista de enteros y retorne un Array con los elementos ordenados de menor a mayor.</text:p>
      <text:p text:style-name="P1">(seccion <text:span text:style-name="T1">10</text:span> linea <text:span text:style-name="T2">93</text:span>)-ES6 - operador Spread (operador de propagación)</text:p>
      <text:p text:style-name="P6">El operador Spread permite descomponer una estructura de datos en elementos individuales. Es la operación inversa de los parámetros Rest.</text:p>
      <text:p text:style-name="P6">a sintaxis se aplica anteponiendo al nombre de la variable tres puntos:</text:p>
      <text:p text:style-name="P6">El método max de la clase Math recibe una lista de valores numéricos y nos retorna el mayor. Definir un vector con una lista de valores y llamar al método max utilizando el operador Spread</text:p>
      <text:p text:style-name="P1">(seccion <text:span text:style-name="T1">10</text:span> linea <text:span text:style-name="T2">94</text:span>)-ES6 - Arrow functions (funciones flecha)</text:p>
      <text:p text:style-name="P4">Ordenar un vector de enteros mediante el método sort, pasar una arrow function.</text:p>
      <text:p text:style-name="P7">Definir un vector con un conjunto de elementos. Generar un nuevo vector llamando al método filter pasando una función de flecha para definir cuales rescatar.</text:p>
      <text:h text:style-name="P35" text:outline-level="3"><text:soft-page-break/>Funciones flecha sin parámetros.</text:h>
      <text:p text:style-name="P15">Una función flecha que no tiene parámetros debemos disponer en forma obligatoria los paréntesis abiertos y cerrados previos a la flecha:</text:p>
      <text:h text:style-name="P35" text:outline-level="3">Diferencia con las funciones tradicionales cuando se trata de un método.</text:h>
      <text:p text:style-name="P7"/>
      <text:p text:style-name="P1">(seccion <text:span text:style-name="T1">10</text:span> linea <text:span text:style-name="T2">95</text:span>)-ES6 - nombres de métodos abreviados</text:p>
      <text:p text:style-name="P5">Crear un objeto literal llamado cliente1 con dos propiedads 'nombre' y 'saldo'. Definir tres métodos con notación abreviada que permitan depositar, extraer e imprimir su saldo/</text:p>
      <text:p text:style-name="P9">Crear un objeto que represente los datos de un participante de un juego. Definir las propiedades </text:p>
      <text:p text:style-name="P24"><text:s/>nombre</text:p>
      <text:p text:style-name="P24"><text:s/>puntos</text:p>
      <text:p text:style-name="P17">y los métodos: </text:p>
      <text:p text:style-name="P24">imprimir (mostrar el nombre de jugador y los puntos actuales)</text:p>
      <text:p text:style-name="P24">aumentarpuntos (permite incrementar la cantidad de puntos actuales del jugador)</text:p>
      <text:p text:style-name="P18">verificarsigano (mostrar un mensaje si los puntos superan a 1000)</text:p>
      <text:p text:style-name="P1">(seccion <text:span text:style-name="T1">10</text:span> linea <text:span text:style-name="T2">96</text:span>)-ES6 - declaración de clases</text:p>
      <text:p text:style-name="P5">Plantear una clase Cliente que permita almacenar el nombre de un cliente y el saldo actual. Definir además del constructor otros dos métodos que permitan depositar y extraer dinero.</text:p>
      <text:p text:style-name="P5">Plantear una clase llamada Menu que administre una lista de enlaces. Definir como atributos dos vectores paralelos que almacenen en uno la 'url' y en el otro la 'descipcion' de dicho enlace. Permitir insertar enlaces y finalmente mediante un método que le <text:soft-page-break/>pasamos el 'id' de un elemento HTML proceda a crearlo al menú.</text:p>
      <text:p text:style-name="P12"><text:span text:style-name="T6">1.-</text:span>Confeccionar una clase que permita carga el nombre y la edad de una persona. Mostrar los datos cargados. Imprimir un mensaje si es mayor de edad (edad&gt;=18) </text:p>
      <text:p text:style-name="P13"><text:span text:style-name="T6">2.-</text:span>Plantear una clase ListaOrdenada. En el constructor definir un atributo de tipo vector vacío.<text:line-break/>Luego definir dos métodos, uno que permita agregar elementos a la lista y otro que lo muestre en la página. </text:p>
      <text:p text:style-name="P11">(seccion <text:span text:style-name="T1">10</text:span> linea <text:span text:style-name="T2">97</text:span>)-ES6 – Herencia</text:p>
      <text:p text:style-name="P14"><text:span text:style-name="T7">1.-</text:span>Confeccionar una clase Persona que tenga como atributos el nombre y la edad. Al constructor llegan los datos personales y en otro método se imprimen.<text:line-break/>Plantear una segunda clase Empleado que herede de la clase Persona. Añadir un atributo sueldo y los métodos constructor, imprimir y un método si debe pagar impuestos (sueldo mayor a 5000)</text:p>
      <text:p text:style-name="P15">Posteriormente definir un objeto de la clase Persona y llamar a sus métodos. También crear un objeto de la clase Empleado y llamar a sus métodos.</text:p>
      <text:p text:style-name="P11"/>
      <text:p text:style-name="P9"><text:span text:style-name="T7">2.-</text:span>Declarar una clase llamada Calculadora que reciba en el constructor dos valores.<text:line-break/>Definir las responsabilidades de sumar, restar, multiplicar, dividir e imprimir.</text:p>
      <text:p text:style-name="P13">Declarar luego una clase llamada CalculadoraCientifica que herede de Calculadora y añada las responsabilidades de calcular el cuadrado del primer número y la raíz cuadrada.</text:p>
      <text:p text:style-name="P11">(seccion <text:span text:style-name="T1">10</text:span> linea <text:span text:style-name="T2">98</text:span>)-ES6 - Definición de getters y setters</text:p>
      <text:p text:style-name="P14"><text:span text:style-name="T7">1.-</text:span>Declarar una clase llamada Dado y definir un atributo llamado '_valor' que almacene <text:soft-page-break/>el valor actual del dado. Luego definir los métodos set y get para poder fijar un nuevo valor al dado y conocer el valor actual.</text:p>
      <text:p text:style-name="P9"><text:span text:style-name="T7">2.-</text:span>Declarar una clase llamada Persona.<text:line-break/>Definir los atributos donde almacenar su nombre y edad. Crear dos propiedades para que se puedan acceder a los atributos definidos.</text:p>
      <text:p text:style-name="P13">Validar que no se puedan ingresar valores negativos para la edad.</text:p>
      <text:p text:style-name="P11">(seccion <text:span text:style-name="T1">10</text:span> linea <text:span text:style-name="T2">99</text:span>)-ES6 - Definición de métodos estáticos</text:p>
      <text:p text:style-name="P12">Plantear una clase llamada 'Matematica' que defina una serie de métodos estáticos que nos retorne el primero el mayor de dos enteros y el segundo el menor. Además agregar un tercer método estático que retorne un valor aleatorio entre dos valores enteros que le enviamos como parámetros.</text:p>
      <text:p text:style-name="P10">Declarar una clase llamada 'Fecha' con dos métodos estáticos:</text:p>
      <text:p text:style-name="P10">static retornarMes(mes)-Retorna el nombre de mes a partir de un valor de 1 a12.</text:p>
      <text:p text:style-name="P19"><text:s text:c="2"/>static fechaCompleta()-Retorna el día, mes y año actual separado por guiones.</text:p>
      <text:p text:style-name="P11">(seccion <text:span text:style-name="T1">10</text:span> linea <text:span text:style-name="T4">100</text:span>)-ES6 - Estructura repetitiva 'for of'</text:p>
      <text:p text:style-name="P19">Imprimir primero todo el arreglo y luego mediante otro for of recorrer el arreglo e imprimir todos los artículos con un precio superior a 30.</text:p>
      <text:p text:style-name="P8">Se tiene el siguiente arreglo con los datos de distintos artículos:</text:p>
      <text:p text:style-name="P21"><text:s text:c="2"/><text:span text:style-name="T8">const articulos = [</text:span></text:p>
      <text:p text:style-name="P29"><text:s text:c="4"/><text:span text:style-name="T8">{</text:span></text:p>
      <text:p text:style-name="P29"><text:s text:c="6"/><text:span text:style-name="T8">nombre:'sandía',</text:span></text:p>
      <text:p text:style-name="P29"><text:s text:c="6"/><text:span text:style-name="T8">precio:12</text:span></text:p>
      <text:p text:style-name="P29"><text:s text:c="4"/><text:span text:style-name="T8">},</text:span></text:p>
      <text:p text:style-name="P29"><text:s text:c="4"/><text:span text:style-name="T8">{</text:span></text:p>
      <text:p text:style-name="P29"><text:soft-page-break/><text:s text:c="6"/><text:span text:style-name="T8">nombre:'manzanas',</text:span></text:p>
      <text:p text:style-name="P29"><text:s text:c="6"/><text:span text:style-name="T8">precio:52</text:span></text:p>
      <text:p text:style-name="P29"><text:s text:c="4"/><text:span text:style-name="T8">},</text:span></text:p>
      <text:p text:style-name="P29"><text:s text:c="4"/><text:span text:style-name="T8">{</text:span></text:p>
      <text:p text:style-name="P29"><text:s text:c="6"/><text:span text:style-name="T8">nombre:'peras',</text:span></text:p>
      <text:p text:style-name="P29"><text:s text:c="6"/><text:span text:style-name="T8">precio:40</text:span></text:p>
      <text:p text:style-name="P29"><text:s text:c="4"/><text:span text:style-name="T8">},</text:span></text:p>
      <text:p text:style-name="P29"><text:s text:c="4"/><text:span text:style-name="T8">{</text:span></text:p>
      <text:p text:style-name="P29"><text:s text:c="6"/><text:span text:style-name="T8">nombre:'naranjas',</text:span></text:p>
      <text:p text:style-name="P29"><text:s text:c="6"/><text:span text:style-name="T8">precio:35</text:span></text:p>
      <text:p text:style-name="P29"><text:s text:c="4"/><text:span text:style-name="T8">} <text:s text:c="3"/></text:span></text:p>
      <text:p text:style-name="P29"><text:s text:c="2"/><text:span text:style-name="T8">]</text:span></text:p>
      <text:p text:style-name="P16">Imprimir primero todo el arreglo y luego mediante otro for of recorrer el arreglo e imprimir todos los artículos con un precio superior a 30.</text:p>
      <text:p text:style-name="P19"/>
      <text:p text:style-name="P11">(seccion <text:span text:style-name="T1">11</text:span> linea <text:span text:style-name="T4">100</text:span>)-ES6 – Módulo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Times new Roman" svg:font-family="'Times new Roman'"/>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2:27:13.932472324</meta:creation-date>
    <meta:generator>LibreOffice/5.1.6.2$Linux_X86_64 LibreOffice_project/10m0$Build-2</meta:generator>
    <dc:date>2018-06-15T20:47:21.909124726</dc:date>
    <meta:editing-duration>PT37M23S</meta:editing-duration>
    <meta:editing-cycles>7</meta:editing-cycles>
    <meta:document-statistic meta:table-count="0" meta:image-count="0" meta:object-count="0" meta:page-count="5" meta:paragraph-count="66" meta:word-count="932" meta:character-count="5810" meta:non-whitespace-character-count="4845"/>
  </office:meta>
</office:document-meta>
</file>